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8bb5e" officeooo:paragraph-rsid="0018bb5e"/>
    </style:style>
    <style:style style:name="P2" style:family="paragraph" style:parent-style-name="Standard">
      <style:text-properties officeooo:rsid="0019c77d" officeooo:paragraph-rsid="0019c77d"/>
    </style:style>
    <style:style style:name="P3" style:family="paragraph" style:parent-style-name="Standard">
      <style:text-properties officeooo:rsid="0019c77d" officeooo:paragraph-rsid="0019f0b2"/>
    </style:style>
    <style:style style:name="P4" style:family="paragraph" style:parent-style-name="Standard">
      <style:text-properties officeooo:rsid="0019c77d" officeooo:paragraph-rsid="001b853b"/>
    </style:style>
    <style:style style:name="P5" style:family="paragraph" style:parent-style-name="Standard">
      <style:text-properties style:text-underline-style="solid" style:text-underline-width="auto" style:text-underline-color="font-color" officeooo:rsid="0019c77d" officeooo:paragraph-rsid="0019c77d"/>
    </style:style>
    <style:style style:name="P6" style:family="paragraph" style:parent-style-name="Standard">
      <style:text-properties fo:font-weight="bold" officeooo:rsid="0019c77d" officeooo:paragraph-rsid="0019c77d" style:font-weight-asian="bold" style:font-weight-complex="bold"/>
    </style:style>
    <style:style style:name="P7" style:family="paragraph" style:parent-style-name="Standard">
      <style:paragraph-properties fo:text-align="center" style:justify-single-word="false"/>
      <style:text-properties fo:font-weight="bold" officeooo:rsid="0018bb5e" officeooo:paragraph-rsid="0018bb5e" style:font-weight-asian="bold" style:font-weight-complex="bold"/>
    </style:style>
    <style:style style:name="P8" style:family="paragraph" style:parent-style-name="Standard">
      <style:text-properties fo:font-weight="bold" officeooo:rsid="001b853b" officeooo:paragraph-rsid="001b853b" style:font-weight-asian="bold" style:font-weight-complex="bold"/>
    </style:style>
    <style:style style:name="P9" style:family="paragraph" style:parent-style-name="Standard">
      <style:text-properties fo:font-weight="bold" officeooo:rsid="001bc8b4" officeooo:paragraph-rsid="001bc8b4" style:font-weight-asian="bold" style:font-weight-complex="bold"/>
    </style:style>
    <style:style style:name="P10" style:family="paragraph" style:parent-style-name="Standard">
      <style:text-properties fo:font-weight="bold" officeooo:rsid="001d5d59" officeooo:paragraph-rsid="001d5d59" style:font-weight-asian="bold" style:font-weight-complex="bold"/>
    </style:style>
    <style:style style:name="P11" style:family="paragraph" style:parent-style-name="Standard">
      <style:text-properties fo:font-weight="bold" officeooo:rsid="001e8c3c" officeooo:paragraph-rsid="001e8c3c" style:font-weight-asian="bold" style:font-weight-complex="bold"/>
    </style:style>
    <style:style style:name="P12" style:family="paragraph" style:parent-style-name="Standard">
      <style:text-properties fo:font-weight="bold" officeooo:rsid="001fd138" officeooo:paragraph-rsid="001fd138" style:font-weight-asian="bold" style:font-weight-complex="bold"/>
    </style:style>
    <style:style style:name="P13" style:family="paragraph" style:parent-style-name="Standard">
      <style:text-properties fo:font-weight="bold" officeooo:rsid="0020b2fa" officeooo:paragraph-rsid="0020b2fa" style:font-weight-asian="bold" style:font-weight-complex="bold"/>
    </style:style>
    <style:style style:name="P14" style:family="paragraph" style:parent-style-name="Standard">
      <style:text-properties fo:font-weight="bold" officeooo:rsid="0022ae7a" officeooo:paragraph-rsid="0022ae7a" style:font-weight-asian="bold" style:font-weight-complex="bold"/>
    </style:style>
    <style:style style:name="P15" style:family="paragraph" style:parent-style-name="Standard">
      <style:text-properties fo:font-weight="bold" officeooo:rsid="0019f0b2" officeooo:paragraph-rsid="0019f0b2" style:font-weight-asian="bold" style:font-weight-complex="bold"/>
    </style:style>
    <style:style style:name="P16" style:family="paragraph" style:parent-style-name="Standard">
      <style:text-properties fo:font-weight="normal" officeooo:rsid="0019c77d" officeooo:paragraph-rsid="0019c77d" style:font-weight-asian="normal" style:font-weight-complex="normal"/>
    </style:style>
    <style:style style:name="P17" style:family="paragraph" style:parent-style-name="Standard">
      <style:text-properties fo:font-weight="normal" officeooo:rsid="001b853b" officeooo:paragraph-rsid="001b853b" style:font-weight-asian="normal" style:font-weight-complex="normal"/>
    </style:style>
    <style:style style:name="P18" style:family="paragraph" style:parent-style-name="Standard">
      <style:text-properties fo:font-weight="normal" officeooo:rsid="0020b2fa" officeooo:paragraph-rsid="0020b2fa" style:font-weight-asian="normal" style:font-weight-complex="normal"/>
    </style:style>
    <style:style style:name="P19" style:family="paragraph" style:parent-style-name="Standard">
      <style:text-properties officeooo:rsid="0019f0b2" officeooo:paragraph-rsid="0019f0b2"/>
    </style:style>
    <style:style style:name="P20" style:family="paragraph" style:parent-style-name="Standard">
      <style:text-properties officeooo:rsid="001b853b" officeooo:paragraph-rsid="001b853b"/>
    </style:style>
    <style:style style:name="P21" style:family="paragraph" style:parent-style-name="Standard">
      <style:text-properties officeooo:rsid="001bc8b4" officeooo:paragraph-rsid="001bc8b4"/>
    </style:style>
    <style:style style:name="P22" style:family="paragraph" style:parent-style-name="Standard">
      <style:text-properties officeooo:rsid="001d5d59" officeooo:paragraph-rsid="001d5d59"/>
    </style:style>
    <style:style style:name="P23" style:family="paragraph" style:parent-style-name="Standard">
      <style:text-properties officeooo:rsid="0020b2fa" officeooo:paragraph-rsid="0020b2fa"/>
    </style:style>
    <style:style style:name="P24" style:family="paragraph" style:parent-style-name="Standard">
      <style:text-properties officeooo:rsid="0020b2fa" officeooo:paragraph-rsid="0022ae7a"/>
    </style:style>
    <style:style style:name="P25" style:family="paragraph" style:parent-style-name="Standard">
      <style:text-properties officeooo:rsid="0022ae7a" officeooo:paragraph-rsid="0022ae7a"/>
    </style:style>
    <style:style style:name="P26" style:family="paragraph" style:parent-style-name="Standard">
      <style:text-properties officeooo:rsid="0022ae7a" officeooo:paragraph-rsid="0020b2fa"/>
    </style:style>
    <style:style style:name="P27" style:family="paragraph" style:parent-style-name="Standard">
      <style:text-properties officeooo:rsid="00232a42" officeooo:paragraph-rsid="00232a42"/>
    </style:style>
    <style:style style:name="P28" style:family="paragraph" style:parent-style-name="Standard">
      <style:text-properties officeooo:rsid="0024a5ca" officeooo:paragraph-rsid="0024a5ca"/>
    </style:style>
    <style:style style:name="P29" style:family="paragraph" style:parent-style-name="Standard">
      <style:text-properties officeooo:rsid="00259638" officeooo:paragraph-rsid="00259638"/>
    </style:style>
    <style:style style:name="P30" style:family="paragraph" style:parent-style-name="Standard">
      <style:paragraph-properties fo:break-before="page"/>
      <style:text-properties officeooo:rsid="0019f0b2" officeooo:paragraph-rsid="0019f0b2"/>
    </style:style>
    <style:style style:name="P31" style:family="paragraph" style:parent-style-name="Standard">
      <style:paragraph-properties fo:break-before="page"/>
      <style:text-properties officeooo:rsid="001d5d59" officeooo:paragraph-rsid="001d5d59"/>
    </style:style>
    <style:style style:name="P32" style:family="paragraph" style:parent-style-name="Standard">
      <style:paragraph-properties fo:break-before="page"/>
      <style:text-properties officeooo:rsid="0024a5ca" officeooo:paragraph-rsid="0024a5ca"/>
    </style:style>
    <style:style style:name="T1" style:family="text">
      <style:text-properties fo:font-weight="bold" style:font-weight-asian="bold" style:font-weight-complex="bold"/>
    </style:style>
    <style:style style:name="T2" style:family="text">
      <style:text-properties fo:font-weight="bold" officeooo:rsid="001bc8b4"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19f0b2"/>
    </style:style>
    <style:style style:name="T5" style:family="text">
      <style:text-properties officeooo:rsid="001b853b"/>
    </style:style>
    <style:style style:name="T6" style:family="text">
      <style:text-properties officeooo:rsid="001bc8b4"/>
    </style:style>
    <style:style style:name="T7" style:family="text">
      <style:text-properties officeooo:rsid="0022ae7a"/>
    </style:style>
    <style:style style:name="T8" style:family="text">
      <style:text-properties officeooo:rsid="00232a42"/>
    </style:style>
    <style:style style:name="T9" style:family="text">
      <style:text-properties officeooo:rsid="0023c3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istema de STOCK </text:p>
      <text:p text:style-name="P1"/>
      <text:p text:style-name="P2">El sistema de control de STOCK sera un sistema web, utilizado en un principio para la oficina ACED de uso interno, existe una leve posibilidad de tener que escalar el sistema por lo que se propone considerarlo previo a su desarrollo.</text:p>
      <text:p text:style-name="P2">Se deben de emplear interfaces amigables para un uso simple y cotidiano, que puede ser empleado sin una capacitación del usuario dadas las opciones del sistema que serán limitadas a la siguientes:</text:p>
      <text:p text:style-name="P5"/>
      <text:p text:style-name="P5">Opciones de sistema:</text:p>
      <text:p text:style-name="P2"><text:span text:style-name="T1">ALTA</text:span>: Se registra un elemento que no existía previamente, de características únicas. </text:p>
      <text:p text:style-name="P2"><text:span text:style-name="T1">MODIFICACIÓN</text:span>: Se pueden presentar diversos casos en la modificación que se describen a continuación.</text:p>
      <text:p text:style-name="P2"><text:span text:style-name="T3">CANTIDAD:</text:span> Cuando se desea cargar o descargar un elemento el cual existen en el stock mas de 1 (UN) ítem, se debe modificar únicamente la cantidad.</text:p>
      <text:p text:style-name="P2"><text:span text:style-name="T3">CORREGIR: </text:span>Si el elemento fue cargado erróneamente, o se desea ampliar los detalles del mismo.</text:p>
      <text:p text:style-name="P2"><text:span text:style-name="T3">UBICACIÓN:</text:span> Si el elemento continua existiendo pero es otorgado a otra oficina, etc.</text:p>
      <text:p text:style-name="P2"><text:span text:style-name="T1">BAJA</text:span>: Opción poco utilizada en las perfectas condiciones, se puede dar cuando el elemento cargado en el sistema, se quema o rompe, determinando que no puede continuar con su uso ni pueda ser reparado.</text:p>
      <text:p text:style-name="P2"/>
      <text:p text:style-name="P2">Implícitamente el sistema también debe dispones de las siguientes funciones</text:p>
      <text:p text:style-name="P6">SIGN UP:</text:p>
      <text:p text:style-name="P2">Iniciar sesión.</text:p>
      <text:p text:style-name="P2">Registrar Usuario.</text:p>
      <text:p text:style-name="P2">Olvide la contraseña.</text:p>
      <text:p text:style-name="P16">Al existir una <text:span text:style-name="T4">gestión</text:span> de usuarios y de productos, es necesario considerar quien puede realizar que acciones, por lo que se propone llevar un control de permisos.</text:p>
      <text:p text:style-name="P6">PERMISOS:</text:p>
      <text:p text:style-name="P2">Administrador:</text:p>
      <text:p text:style-name="P2"><text:tab/>+Iniciar <text:span text:style-name="T4">sesión</text:span></text:p>
      <text:p text:style-name="P2"><text:tab/>+<text:span text:style-name="T4">Gestión</text:span> de Usuarios<text:tab/></text:p>
      <text:p text:style-name="P2"><text:tab/>+<text:span text:style-name="T4">Gestión</text:span> de STOCK</text:p>
      <text:p text:style-name="P2"><text:tab/><text:tab/>Aprobar ALTAS Y BAJAS (DEFINIR)</text:p>
      <text:p text:style-name="P2">Usuarios:</text:p>
      <text:p text:style-name="P2"><text:tab/>+Iniciar <text:span text:style-name="T4">sesión</text:span></text:p>
      <text:p text:style-name="P2"><text:tab/>+<text:span text:style-name="T4">Gestión</text:span> de STOCK</text:p>
      <text:p text:style-name="P2"><text:tab/><text:tab/><text:span text:style-name="T4">Modificación</text:span></text:p>
      <text:p text:style-name="P2"><text:tab/><text:tab/>ALTAS Y BAJAS requieren ser aprobadas por el ADMINISTRADOR (DEFINIR)</text:p>
      <text:p text:style-name="P2">----------------------- </text:p>
      <text:p text:style-name="P15">LOGS: </text:p>
      <text:p text:style-name="P3">Las operaciones pueden ser <text:span text:style-name="T4">ilimitadas</text:span>, el movimiento de stock es constante por lo que se generaran <text:span text:style-name="T4">múltiples</text:span> transacciones diarias, esto puede llevar a tener un desconocimiento del elemento, su <text:span text:style-name="T4">condición</text:span> y ubicación final. </text:p>
      <text:p text:style-name="P2">Para poder mantener un seguimiento real de los elementos, si es que <text:span text:style-name="T4">así</text:span> se desea, se propone mantener los registros de transacciones.</text:p>
      <text:p text:style-name="P19">Estos registros serán inmodificables, solo se podrán eliminar mediante el administrador de sistemas con acceso al servidor por lo que el sistema solo debe LIMITARSE a su creación y lectura. </text:p>
      <text:p text:style-name="P19"/>
      <text:p text:style-name="P19">DEFINIR si se guardaran en la base de datos o como archivos en el txt.</text:p>
      <text:p text:style-name="P19"/>
      <text:p text:style-name="P19"/>
      <text:p text:style-name="P30"><text:span text:style-name="T1">Requisitos</text:span>:</text:p>
      <text:p text:style-name="P19">Se deben de contar con los siguientes requisitos para la puesta en marcha del sistema:</text:p>
      <text:p text:style-name="P19"/>
      <text:p text:style-name="P19">Servidor dedicado:</text:p>
      <text:p text:style-name="P19"><text:tab/>Conexión RED LAN <text:span text:style-name="T6">con ip estatica y puerto 80 habilitado</text:span>.</text:p>
      <text:p text:style-name="P19"><text:tab/><text:span text:style-name="T5">Sistema operativo Linux (Debian 9, 10).</text:span></text:p>
      <text:p text:style-name="P19"><text:tab/>Apache<text:span text:style-name="T5">2</text:span> (<text:span text:style-name="T5">2.4 o superior</text:span>).</text:p>
      <text:p text:style-name="P19"><text:tab/>PHP (<text:span text:style-name="T5">deseable </text:span>7.0 o <text:span text:style-name="T5">superior)</text:span>.</text:p>
      <text:p text:style-name="P19"><text:tab/>Mariadb (<text:span text:style-name="T5">10.1 o superior, Extensión </text:span>PHP Mysql).</text:p>
      <text:p text:style-name="P19"><text:tab/></text:p>
      <text:p text:style-name="P19">Usuario:</text:p>
      <text:p text:style-name="P19"><text:tab/>Conexión RED LAN.</text:p>
      <text:p text:style-name="P19"><text:tab/>Navegador web.</text:p>
      <text:p text:style-name="P2"/>
      <text:p text:style-name="P2"/>
      <text:p text:style-name="P20">Desarrollador:</text:p>
      <text:p text:style-name="P20"><text:tab/>Conexion red WAN.</text:p>
      <text:p text:style-name="P4"><text:tab/><text:span text:style-name="T5">Apache2 (2.4 o superior para pruebas locales).</text:span></text:p>
      <text:p text:style-name="P4"><text:tab/><text:span text:style-name="T5">Mariadb(10.1 o superior, Extensión PHP Mysql).</text:span></text:p>
      <text:p text:style-name="P20"><text:tab/>PHP (deseable 7.0 o superior).</text:p>
      <text:p text:style-name="P20"><text:tab/>PHPMyAdmin.</text:p>
      <text:p text:style-name="P20"><text:tab/>Sistema operativo Linux (Debian 9).</text:p>
      <text:p text:style-name="P2"><text:tab/><text:span text:style-name="T5">Software Visual Studio Code (indistinto).</text:span></text:p>
      <text:p text:style-name="P2"><text:tab/><text:span text:style-name="T5">GIT.</text:span></text:p>
      <text:p text:style-name="P2"><text:tab/></text:p>
      <text:p text:style-name="P2"/>
      <text:p text:style-name="P20">--------------------------- -------------------------- ------------------------ </text:p>
      <text:p text:style-name="P8"/>
      <text:p text:style-name="P8">Tecnologías:</text:p>
      <text:p text:style-name="P8"/>
      <text:p text:style-name="P17">El sistema de STOCK se desarrollara en una Arquitectura tipo Back-end/ Front-end, por lo que se proponen las siguientes tecnologías:</text:p>
      <text:p text:style-name="P17"><text:tab/>BACKEND:</text:p>
      <text:p text:style-name="P17"><text:tab/>PHP Orientado a Objetos – Desarrollo.</text:p>
      <text:p text:style-name="P17"><text:tab/>Mariadb/ PHPMyAdmin - Gestor de Bases de Datos.</text:p>
      <text:p text:style-name="P2"/>
      <text:p text:style-name="P2"><text:tab/><text:span text:style-name="T5">API:</text:span></text:p>
      <text:p text:style-name="P2"><text:tab/><text:span text:style-name="T6">JSON</text:span><text:span text:style-name="T2">.</text:span></text:p>
      <text:p text:style-name="P2"/>
      <text:p text:style-name="P21"><text:tab/>FRONTEND:</text:p>
      <text:p text:style-name="P21"><text:tab/>PHP Orientado a Objetos</text:p>
      <text:p text:style-name="P21"><text:tab/>Javascript.</text:p>
      <text:p text:style-name="P21"><text:tab/>CSS3.</text:p>
      <text:p text:style-name="P9"><text:tab/>Bootstrap.</text:p>
      <text:p text:style-name="P21"/>
      <text:p text:style-name="P21"/>
      <text:p text:style-name="P21">------------------ -------------- --------------- </text:p>
      <text:p text:style-name="P31">Análisis:</text:p>
      <text:p text:style-name="P22">El sistema en cuestión es un ABM, de realizarlo en PHP estructurado monolítico, se continuarían empleando metodologías antiguas cada vez menos utilizadas, produciendo software legacy por lo que para este desarrollo se propone en un principio implementar lo siguiente:</text:p>
      <text:p text:style-name="P22"/>
      <text:p text:style-name="P22">* Documentación completa previa al desarrollo.</text:p>
      <text:p text:style-name="P22">* Jira – Sistema de control de desarrollo con metodologías ágiles (Scrum).</text:p>
      <text:p text:style-name="P22">* Estructura backend que ofrezca una api web services para ser consumida por el frontend.</text:p>
      <text:p text:style-name="P22">* Lenguaje de programación PHP Orientado a Objetos.</text:p>
      <text:p text:style-name="P10">* API Web Services con XML o JSON.</text:p>
      <text:p text:style-name="P22">* Sistema de gestión de usuarios altamente escalable con gestion de permisos si el resultado es positivo.</text:p>
      <text:p text:style-name="P22"/>
      <text:p text:style-name="P22">Flujo de movimiento de información:</text:p>
      <text:p text:style-name="P11">Diagramado en HOJA PAPEL, escanear y adjuntar a futuro.</text:p>
      <text:p text:style-name="P11"/>
      <text:p text:style-name="P12">CASOS DE USO:</text:p>
      <text:p text:style-name="P12"/>
      <text:p text:style-name="P13">LOGIN:</text:p>
      <text:p text:style-name="P18">1- Iniciar Sesion:</text:p>
      <text:p text:style-name="P18"><text:tab/>Usuario ingresa a la pagina.</text:p>
      <text:p text:style-name="P18"><text:tab/>Pagina ofrece interfaz para ingresar datos.</text:p>
      <text:p text:style-name="P18"><text:tab/>Usuario escribe sus credenciales.</text:p>
      <text:p text:style-name="P18"><text:tab/>No se permiten espacios en blanco ni usuarios mayor a 10 caracteres.</text:p>
      <text:p text:style-name="P18"><text:tab/>Las credenciales en la pagina se sanitizan y envian a la base de datos Usuarios.</text:p>
      <text:p text:style-name="P18"><text:tab/>Se comprueba que exista el usuarios.</text:p>
      <text:p text:style-name="P18"><text:tab/>Se compara el hash del password ingresado con la base de datos.</text:p>
      <text:p text:style-name="P18"><text:tab/>Si es correcto, retorna el nombre y el nivel de permiso.</text:p>
      <text:p text:style-name="P18"><text:tab/>La pagina redirige la pagina inicial acorde al nivel de permiso.</text:p>
      <text:p text:style-name="P18"/>
      <text:p text:style-name="P18">2- Olvide mi contraseña:</text:p>
      <text:p text:style-name="P18"><text:tab/>El usuario ingresa a la pagina</text:p>
      <text:p text:style-name="P18"><text:tab/>Usuario debe hacer un click en la pantalla inicial, opción <text:span text:style-name="T3">Olvide mi contraseña?</text:span></text:p>
      <text:p text:style-name="P18"><text:tab/>La pagina redirige a otra interfaz para completar datos, se propone sean mail y numero de documento.</text:p>
      <text:p text:style-name="P18"><text:tab/>El perfil administrador recibirá la solicitud del cambio. (*)</text:p>
      <text:p text:style-name="P18"><text:tab/>El perfil administrador debe aceptar el cambio, ofrecer una nueva contraseña y notificar al usuario por el medio que prefiera. (se propone vía mail).</text:p>
      <text:p text:style-name="P18">* Aclaración: Este proceso no sera automático, dado el bajo nivel de usuarios y que no se dispone de un servidor de correos.</text:p>
      <text:p text:style-name="P18"/>
      <text:p text:style-name="P18">3- Crear usuario:</text:p>
      <text:p text:style-name="P18"><text:tab/>El usuario ingresa a la pagina.</text:p>
      <text:p text:style-name="P18"><text:tab/>Usuario debe hacer click en la opcion <text:span text:style-name="T3">Crear nuevo usuario.</text:span></text:p>
      <text:p text:style-name="P18"><text:tab/>Pagina ofrece una interfaz consultando los siguientes datos:</text:p>
      <text:p text:style-name="P18"><text:tab/><text:tab/>Nombre<text:tab/></text:p>
      <text:p text:style-name="P18"><text:tab/><text:tab/>DNI</text:p>
      <text:p text:style-name="P18"><text:tab/><text:tab/>mail</text:p>
      <text:p text:style-name="P18"><text:tab/><text:tab/>Permiso</text:p>
      <text:p text:style-name="P18"><text:tab/><text:tab/>Contraseña</text:p>
      <text:p text:style-name="P18"><text:tab/><text:span text:style-name="T7">El usuario se crea en la base de datos con opcion Habilitado = N </text:span></text:p>
      <text:p text:style-name="P18"><text:tab/>El perfil administrador recibirá la solicitud del cambio. (*)</text:p>
      <text:p text:style-name="P18"><text:soft-page-break/><text:tab/>El perfil administrador debe aceptar el cambio y notificar al usuario por el medio que prefiera. (se propone vía mail).</text:p>
      <text:p text:style-name="P18">* Aclaración: Este proceso no sera automático, dado el bajo nivel de usuarios y que no se dispone de un servidor de correos.</text:p>
      <text:p text:style-name="P18"/>
      <text:p text:style-name="P14">STOCK</text:p>
      <text:p text:style-name="P18"/>
      <text:p text:style-name="P23">1- <text:span text:style-name="T7">Modificar </text:span>STOCK: </text:p>
      <text:p text:style-name="P23"/>
      <text:p text:style-name="P26">Usuario ingresa al sistema de STOCK.</text:p>
      <text:p text:style-name="P26">Pagina ofrece una lista de todos los elementos disponibles. (select * from)</text:p>
      <text:p text:style-name="P26">Usuario hace click en el elemento que desea modificar o puede buscarlo mediante lupa.</text:p>
      <text:p text:style-name="P25">Pagina redirige a interfaz de para modificar.</text:p>
      <text:p text:style-name="P25">Se carga el elemento seleccionado con todos sus correspodientes datos (select id=click from)</text:p>
      <text:p text:style-name="P25">LAS OPCIONES SON LAS SIGUIENTES</text:p>
      <text:p text:style-name="P27"><text:tab/>1.1) EDITAR: Se pueden modificar todos los datos, haciendo foco en CANTIDAD. Si <text:tab/>disminuye, debe saltar un popup que consulte la razón para almacenar en el log. Por ultimo <text:tab/>verificar datos en blanco, que la cantidad mayor o igual a 0 y sanitizar datos.</text:p>
      <text:p text:style-name="P24"><text:tab/><text:span text:style-name="T8">Realizar un update a la base de datos.</text:span></text:p>
      <text:p text:style-name="P24"><text:tab/><text:span text:style-name="T8">Crear un nuevo registro en el log.</text:span></text:p>
      <text:p text:style-name="P25"><text:tab/>1.2) <text:s/>ELIMINAR: Eliminar el elemento en su totalidad. Debe saltar un popup que consulte <text:tab/>la razón para almacenar en el log.</text:p>
      <text:p text:style-name="P24"><text:tab/><text:span text:style-name="T8">Realizar un delete en la base de datos.</text:span></text:p>
      <text:p text:style-name="P24"><text:tab/><text:span text:style-name="T8">Crear nuevo registro en el log.</text:span></text:p>
      <text:p text:style-name="P24"><text:tab/></text:p>
      <text:p text:style-name="P25">3- <text:span text:style-name="T8">Agregar nuevo elemento al</text:span> STOCK:</text:p>
      <text:p text:style-name="P27">Usuario ingresa al sistema de STOCK.</text:p>
      <text:p text:style-name="P27">Pagina ofrece una lista de todos los elementos disponibles y una opción de INGRESAR NUEVO.</text:p>
      <text:p text:style-name="P27">Usuario hace click en la <text:span text:style-name="T9">opción</text:span> previamente dicha y la pagina redirige a una interfaz con las opciones en blanco.</text:p>
      <text:p text:style-name="P27">Usuario escribe los <text:span text:style-name="T9">detalles</text:span> del elemento anterior y hace click en aceptar</text:p>
      <text:p text:style-name="P27">El sistema comprueba que los datos sean del formato correcto y sanitiza los campos.</text:p>
      <text:p text:style-name="P27">El sistema verifica que el elemento no exista previamente en la base de datos.</text:p>
      <text:p text:style-name="P27"><text:tab/>3.1) Si no existe se crea el elemento en la base y redirecciona al usuario al home</text:p>
      <text:p text:style-name="P27"><text:tab/>3.2) Si existe salta popup de alerta para avisar y no crea el nuevo registro.</text:p>
      <text:p text:style-name="P27">El nuevo elemento <text:span text:style-name="T9">estará</text:span> impactado en el sistema de STOCK dentro de la lista de todos los disponibles.</text:p>
      <text:p text:style-name="P27"/>
      <text:p text:style-name="P27"/>
      <text:p text:style-name="P25"/>
      <text:p text:style-name="P25"/>
      <text:p text:style-name="P32">Estructura:</text:p>
      <text:p text:style-name="P28"/>
      <text:p text:style-name="P28">La estructura del sistema sera la siguiente:</text:p>
      <text:p text:style-name="P28"/>
      <text:p text:style-name="P28">Cliente – Servidor </text:p>
      <text:p text:style-name="P28"/>
      <text:p text:style-name="P29">Se propone hacer un backend, frontend y api para interactuar, como falta definir bien este tipo de arquitectura se procede a continuar con el backend para avanzar.</text:p>
      <text:p text:style-name="P29">Backend → API → frontend</text:p>
      <text:p text:style-name="P29"/>
      <text:p text:style-name="P29">js</text:p>
      <text:p text:style-name="P29">img</text:p>
      <text:p text:style-name="P29">css</text:p>
      <text:p text:style-name="P29"/>
      <text:p text:style-name="P29">classes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2T08:02:01.381888491</meta:creation-date>
    <dc:date>2021-03-15T11:04:11.864008519</dc:date>
    <meta:editing-duration>PT12H54M</meta:editing-duration>
    <meta:editing-cycles>3</meta:editing-cycles>
    <meta:generator>LibreOffice/5.2.7.2$Linux_X86_64 LibreOffice_project/20m0$Build-2</meta:generator>
    <meta:document-statistic meta:table-count="0" meta:image-count="0" meta:object-count="0" meta:page-count="5" meta:paragraph-count="145" meta:word-count="1254" meta:character-count="7811" meta:non-whitespace-character-count="6601"/>
  </office:meta>
</office:document-meta>
</file>